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Abolute timmings Matrix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estbed</text:p>
          </table:table-cell>
          <table:table-cell office:value-type="string">
            <text:p>determinant_matrix3</text:p>
          </table:table-cell>
          <table:table-cell office:value-type="string">
            <text:p>inverse_matrix3</text:p>
          </table:table-cell>
          <table:table-cell>
            <draw:frame table:end-cell-address="Hoja1.I18" table:end-x="1.851cm" table:end-y="0.319cm" draw:z-index="0" draw:style-name="gr1" svg:width="13.047cm" svg:height="6.986cm" svg:x="0.095cm" svg:y="0.107cm">
              <draw:object draw:notify-on-update-of-ranges="Hoja1.B3:Hoja1.C3 Hoja1.A4:Hoja1.A4 Hoja1.B4:Hoja1.C4 Hoja1.A5:Hoja1.A5 Hoja1.B5:Hoja1.C5 Hoja1.A6:Hoja1.A6 Hoja1.B6:Hoja1.C6 Hoja1.A7:Hoja1.A7 Hoja1.B7:Hoja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y_2.6.6_euclid_cd2331</text:p>
          </table:table-cell>
          <table:table-cell table:style-name="ce1" office:value-type="float" office:value="0.0000017802589838644">
            <text:p>1,78E-006</text:p>
          </table:table-cell>
          <table:table-cell table:style-name="ce1" office:value-type="float" office:value="0.0000073126462882408">
            <text:p>7,31E-006</text:p>
          </table:table-cell>
          <table:table-cell table:number-columns-repeated="2"/>
        </table:table-row>
        <table:table-row table:style-name="ro2">
          <table:table-cell office:value-type="string">
            <text:p>py_2.6.6_euclid_cocos</text:p>
          </table:table-cell>
          <table:table-cell table:style-name="ce1" office:value-type="float" office:value="0.0000013552959693145">
            <text:p>1,36E-006</text:p>
          </table:table-cell>
          <table:table-cell table:style-name="ce1" office:value-type="float" office:value="0.00000584279235148321">
            <text:p>5,84E-006</text:p>
          </table:table-cell>
          <table:table-cell table:number-columns-repeated="2"/>
        </table:table-row>
        <table:table-row table:style-name="ro2">
          <table:table-cell office:value-type="string">
            <text:p>py_3.3.1_euclid_cd2331</text:p>
          </table:table-cell>
          <table:table-cell table:style-name="ce1" office:value-type="float" office:value="0.00000265973825186963">
            <text:p>2,66E-006</text:p>
          </table:table-cell>
          <table:table-cell table:style-name="ce1" office:value-type="float" office:value="0.0000104375291212206">
            <text:p>1,04E-005</text:p>
          </table:table-cell>
          <table:table-cell table:number-columns-repeated="2"/>
        </table:table-row>
        <table:table-row table:style-name="ro2">
          <table:table-cell office:value-type="string">
            <text:p>py_3.3.1_euclid_cocos</text:p>
          </table:table-cell>
          <table:table-cell table:style-name="ce1" office:value-type="float" office:value="0.00000199786152956049">
            <text:p>2,00E-006</text:p>
          </table:table-cell>
          <table:table-cell table:style-name="ce1" office:value-type="float" office:value="0.00000829972279126576">
            <text:p>8,30E-006</text:p>
          </table:table-cell>
          <table:table-cell table:number-columns-repeated="2"/>
        </table:table-row>
        <table:table-row table:style-name="ro2" table:number-rows-repeated="12">
          <table:table-cell table:number-columns-repeated="5"/>
        </table:table-row>
        <table:table-row table:style-name="ro2">
          <table:table-cell table:number-columns-repeated="4"/>
          <table:table-cell>
            <draw:frame table:end-cell-address="Hoja1.I35" table:end-x="1.768cm" table:end-y="0.396cm" draw:z-index="1" draw:style-name="gr1" svg:width="10.622cm" svg:height="7.084cm" svg:x="0.179cm" svg:y="0.087cm">
              <draw:object draw:notify-on-update-of-ranges="Hoja1.B24:Hoja1.C24 Hoja1.A25:Hoja1.A25 Hoja1.B25:Hoja1.C25 Hoja1.A26:Hoja1.A26 Hoja1.B26:Hoja1.C26 Hoja1.A27:Hoja1.A27 Hoja1.B27:Hoja1.C27 Hoja1.A28:Hoja1.A28 Hoja1.B28:Hoja1.C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immings relative to py26 with old code for determinant and inver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estbed</text:p>
          </table:table-cell>
          <table:table-cell office:value-type="string">
            <text:p>determinant_matrix3</text:p>
          </table:table-cell>
          <table:table-cell office:value-type="string">
            <text:p>inverse_matrix3</text:p>
          </table:table-cell>
          <table:table-cell table:number-columns-repeated="2"/>
        </table:table-row>
        <table:table-row table:style-name="ro2">
          <table:table-cell office:value-type="string">
            <text:p>py_2.6.6_euclid_cd2331</text:p>
          </table:table-cell>
          <table:table-cell table:formula="of:=[.B4]/[.B$4]" office:value-type="float" office:value="1">
            <text:p>1</text:p>
          </table:table-cell>
          <table:table-cell table:formula="of:=[.C4]/[.C$4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y_2.6.6_euclid_cocos</text:p>
          </table:table-cell>
          <table:table-cell table:formula="of:=[.B5]/[.B$4]" office:value-type="float" office:value="0.761291464668003">
            <text:p>0,76</text:p>
          </table:table-cell>
          <table:table-cell table:formula="of:=[.C5]/[.C$4]" office:value-type="float" office:value="0.798998354518909">
            <text:p>0,8</text:p>
          </table:table-cell>
          <table:table-cell table:number-columns-repeated="2"/>
        </table:table-row>
        <table:table-row table:style-name="ro2">
          <table:table-cell office:value-type="string">
            <text:p>py_3.3.1_euclid_cd2331</text:p>
          </table:table-cell>
          <table:table-cell table:formula="of:=[.B6]/[.B$4]" office:value-type="float" office:value="1.49401759854971">
            <text:p>1,49</text:p>
          </table:table-cell>
          <table:table-cell table:formula="of:=[.C6]/[.C$4]" office:value-type="float" office:value="1.42732585575824">
            <text:p>1,43</text:p>
          </table:table-cell>
          <table:table-cell table:number-columns-repeated="2"/>
        </table:table-row>
        <table:table-row table:style-name="ro2">
          <table:table-cell office:value-type="string">
            <text:p>py_3.3.1_euclid_cocos</text:p>
          </table:table-cell>
          <table:table-cell table:formula="of:=[.B7]/[.B$4]" office:value-type="float" office:value="1.12223083701212">
            <text:p>1,12</text:p>
          </table:table-cell>
          <table:table-cell table:formula="of:=[.C7]/[.C$4]" office:value-type="float" office:value="1.13498212057819">
            <text:p>1,13</text:p>
          </table:table-cell>
          <table:table-cell table:number-columns-repeated="2"/>
        </table:table-row>
        <table:table-row table:style-name="ro2" table:number-rows-repeated="10">
          <table:table-cell table:number-columns-repeated="5"/>
        </table:table-row>
        <table:table-row table:style-name="ro3">
          <table:table-cell office:value-type="string">
            <text:p>Relative performance between py2.6 and py3.3</text:p>
          </table:table-cell>
          <table:table-cell table:number-columns-repeated="4"/>
        </table:table-row>
        <table:table-row table:style-name="ro3">
          <table:table-cell office:value-type="string">
            <text:p>euclid_cd2331 py3.3 / py2.6</text:p>
          </table:table-cell>
          <table:table-cell table:formula="of:=[.B6]/[.B4]" office:value-type="float" office:value="1.49401759854971">
            <text:p>1,49</text:p>
          </table:table-cell>
          <table:table-cell table:formula="of:=[.C6]/[.C4]" office:value-type="float" office:value="1.42732585575824">
            <text:p>1,43</text:p>
          </table:table-cell>
          <table:table-cell table:number-columns-repeated="2"/>
        </table:table-row>
        <table:table-row table:style-name="ro3">
          <table:table-cell office:value-type="string">
            <text:p>euclid_cocos py3.3 / py2.6</text:p>
          </table:table-cell>
          <table:table-cell table:formula="of:=[.B7]/[.B5]" office:value-type="float" office:value="1.47411456596524">
            <text:p>1,47</text:p>
          </table:table-cell>
          <table:table-cell table:formula="of:=[.C7]/[.C5]" office:value-type="float" office:value="1.42050620524942">
            <text:p>1,4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20:3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c</meta:initial-creator>
    <meta:creation-date>2014-02-17T20:04:38.18</meta:creation-date>
    <dc:date>2014-02-17T20:33:56.01</dc:date>
    <dc:creator>c c</dc:creator>
    <meta:editing-duration>PT00H08M19S</meta:editing-duration>
    <meta:editing-cycles>2</meta:editing-cycles>
    <meta:generator>OpenOffice.org/3.2$Win32 OpenOffice.org_project/320m12$Build-9483</meta:generator>
    <meta:document-statistic meta:table-count="3" meta:cell-count="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8cm" svg:height="6.987cm" xlink:href=".." chart:class="chart:line" chart:style-name="ch1">
        <chart:legend chart:legend-position="bottom" svg:x="0.42cm" svg:y="5.862cm" chart:style-name="ch2"/>
        <chart:plot-area chart:style-name="ch3" table:cell-range-address="Hoja1.A3:Hoja1.C7" chart:data-source-has-labels="both" svg:x="0.26cm" svg:y="0.139cm" svg:width="12.268cm" svg:height="5.585cm">
          <chart:axis chart:dimension="x" chart:name="primary-x" chart:style-name="ch4">
            <chart:categories table:cell-range-address="Hoja1.B3:Hoja1.C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C4" chart:label-cell-address="Hoja1.A4:Hoja1.A4" chart:class="chart:line">
            <chart:data-point chart:repeated="2"/>
          </chart:series>
          <chart:series chart:style-name="ch8" chart:values-cell-range-address="Hoja1.B5:Hoja1.C5" chart:label-cell-address="Hoja1.A5:Hoja1.A5" chart:class="chart:line">
            <chart:data-point chart:repeated="2"/>
          </chart:series>
          <chart:series chart:style-name="ch9" chart:values-cell-range-address="Hoja1.B6:Hoja1.C6" chart:label-cell-address="Hoja1.A6:Hoja1.A6" chart:class="chart:line">
            <chart:data-point chart:repeated="2"/>
          </chart:series>
          <chart:series chart:style-name="ch10" chart:values-cell-range-address="Hoja1.B7:Hoja1.C7" chart:label-cell-address="Hoja1.A7:Hoja1.A7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C3">determinant_matrix3</text:p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4">py_2.6.6_euclid_cd2331</text:p>
              </table:table-cell>
              <table:table-cell office:value-type="float" office:value="0.0000017802589838644">
                <text:p text:id="Hoja1.B4:Hoja1.C4">0.0000017802589838644</text:p>
              </table:table-cell>
              <table:table-cell office:value-type="float" office:value="0.0000073126462882408">
                <text:p>0.0000073126462882408</text:p>
              </table:table-cell>
            </table:table-row>
            <table:table-row>
              <table:table-cell office:value-type="string">
                <text:p text:id="Hoja1.A5:Hoja1.A5">py_2.6.6_euclid_cocos</text:p>
              </table:table-cell>
              <table:table-cell office:value-type="float" office:value="0.0000013552959693145">
                <text:p text:id="Hoja1.B5:Hoja1.C5">0.0000013552959693145</text:p>
              </table:table-cell>
              <table:table-cell office:value-type="float" office:value="0.00000584279235148321">
                <text:p>0.00000584279235148321</text:p>
              </table:table-cell>
            </table:table-row>
            <table:table-row>
              <table:table-cell office:value-type="string">
                <text:p text:id="Hoja1.A6:Hoja1.A6">py_3.3.1_euclid_cd2331</text:p>
              </table:table-cell>
              <table:table-cell office:value-type="float" office:value="0.00000265973825186963">
                <text:p text:id="Hoja1.B6:Hoja1.C6">0.00000265973825186963</text:p>
              </table:table-cell>
              <table:table-cell office:value-type="float" office:value="0.0000104375291212206">
                <text:p>0.0000104375291212206</text:p>
              </table:table-cell>
            </table:table-row>
            <table:table-row>
              <table:table-cell office:value-type="string">
                <text:p text:id="Hoja1.A7:Hoja1.A7">py_3.3.1_euclid_cocos</text:p>
              </table:table-cell>
              <table:table-cell office:value-type="float" office:value="0.00000199786152956049">
                <text:p text:id="Hoja1.B7:Hoja1.C7">0.00000199786152956049</text:p>
              </table:table-cell>
              <table:table-cell office:value-type="float" office:value="0.00000829972279126576">
                <text:p>0.00000829972279126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23cm" svg:height="7.2cm" xlink:href=".." chart:class="chart:line" chart:style-name="ch1">
        <chart:legend chart:legend-position="bottom" svg:x="0.131cm" svg:y="6.213cm" chart:style-name="ch2"/>
        <chart:plot-area chart:style-name="ch3" table:cell-range-address="Hoja1.A24:Hoja1.C28" chart:data-source-has-labels="both" svg:x="0.212cm" svg:y="0.144cm" svg:width="9.987cm" svg:height="5.783cm">
          <chart:axis chart:dimension="x" chart:name="primary-x" chart:style-name="ch4">
            <chart:categories table:cell-range-address="Hoja1.B24:Hoja1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5:Hoja1.C25" chart:label-cell-address="Hoja1.A25:Hoja1.A25" chart:class="chart:line">
            <chart:data-point chart:repeated="2"/>
          </chart:series>
          <chart:series chart:style-name="ch7" chart:values-cell-range-address="Hoja1.B26:Hoja1.C26" chart:label-cell-address="Hoja1.A26:Hoja1.A26" chart:class="chart:line">
            <chart:data-point chart:repeated="2"/>
          </chart:series>
          <chart:series chart:style-name="ch8" chart:values-cell-range-address="Hoja1.B27:Hoja1.C27" chart:label-cell-address="Hoja1.A27:Hoja1.A27" chart:class="chart:line">
            <chart:data-point chart:repeated="2"/>
          </chart:series>
          <chart:series chart:style-name="ch9" chart:values-cell-range-address="Hoja1.B28:Hoja1.C28" chart:label-cell-address="Hoja1.A28:Hoja1.A28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24:Hoja1.C24">determinant_matrix3</text:p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 text:id="Hoja1.A25:Hoja1.A25">py_2.6.6_euclid_cd2331</text:p>
              </table:table-cell>
              <table:table-cell office:value-type="float" office:value="1">
                <text:p text:id="Hoja1.B25:Hoja1.C25"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Hoja1.A26:Hoja1.A26">py_2.6.6_euclid_cocos</text:p>
              </table:table-cell>
              <table:table-cell office:value-type="float" office:value="0.761291464668002">
                <text:p text:id="Hoja1.B26:Hoja1.C26">0.761291464668002</text:p>
              </table:table-cell>
              <table:table-cell office:value-type="float" office:value="0.798998354518909">
                <text:p>0.798998354518909</text:p>
              </table:table-cell>
            </table:table-row>
            <table:table-row>
              <table:table-cell office:value-type="string">
                <text:p text:id="Hoja1.A27:Hoja1.A27">py_3.3.1_euclid_cd2331</text:p>
              </table:table-cell>
              <table:table-cell office:value-type="float" office:value="1.4940175985497">
                <text:p text:id="Hoja1.B27:Hoja1.C27">1.4940175985497</text:p>
              </table:table-cell>
              <table:table-cell office:value-type="float" office:value="1.42732585575823">
                <text:p>1.42732585575823</text:p>
              </table:table-cell>
            </table:table-row>
            <table:table-row>
              <table:table-cell office:value-type="string">
                <text:p text:id="Hoja1.A28:Hoja1.A28">py_3.3.1_euclid_cocos</text:p>
              </table:table-cell>
              <table:table-cell office:value-type="float" office:value="1.12223083701212">
                <text:p text:id="Hoja1.B28:Hoja1.C28">1.12223083701212</text:p>
              </table:table-cell>
              <table:table-cell office:value-type="float" office:value="1.13498212057819">
                <text:p>1.13498212057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